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initOpts, <text:s/>echo = FALSE, results = hide&gt;&gt;=</text:p>
      <text:p text:style-name="Standard">options(scipen=100)</text:p>
      <text:p text:style-name="Standard">options(digits=2)</text:p>
      <text:p text:style-name="Standard">@</text:p>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xx shows a scatter graph of 250 randomly selected answers plotted by temporal rank and the time that the question was received. We can see that accepted answers appear more commonly toward the bottom left of the graph. </text:p>
      <text:p text:style-name="Standard"/>
      <text:p text:style-name="Standard">&lt;&lt;AccptanceScatter, echo = FALSE, fig = TRUE&gt;&gt;= </text:p>
      <text:p text:style-name="Standard">p&lt;-AcceptedScatter() </text:p>
      <text:p text:style-name="Standard">odfFigureCaption('Scatter of answers by temporal rank and minutes after the question was posted (log transformations)', numformat = '1', numlettersync = FALSE, formula='Illustration+1', label='Figure') </text:p>
      <text:p text:style-name="Standard">print(p) </text:p>
      <text:p text:style-name="Standard">@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ample of 5000 answers. The prediction accuracy in terms of a 0.5 prediction threshold and the area under the ROC curve are shown in Table xx, below.</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text:soft-page-break/>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text:p>
      <text:p text:style-name="Standard"/>
      <text:p text:style-name="Standard">Figure xx shows a typical question timeline, with the majority of answers, and upvotes to these - signalling approval from other community members - <text:s/>received in the few days after the question was asked. </text:p>
      <text:p text:style-name="Standard"/>
      <text:p text:style-name="Standard">&lt;&lt;TypicalQuestion, echo = FALSE, fig = TRUE&gt;&gt;= </text:p>
      <text:p text:style-name="Standard">qid&lt;-1064403 </text:p>
      <text:p text:style-name="Standard">p&lt;-stackplot(qid, gettldata(qid,15), getqdata(qid), F) </text:p>
      <text:p text:style-name="Standard">odfFigureCaption('Typical Question Timeline', numformat = '1', numlettersync = FALSE, formula='Illustration+1', label='Figure') </text:p>
      <text:p text:style-name="Standard">print(p) </text:p>
      <text:p text:style-name="Standard">@ </text:p>
      <text:p text:style-name="Standard"/>
      <text:p text:style-name="Standard">The typical voting patterns are shown in figure xx below, and tend to show the most activity on the day of question posting, with voting tailing off thereafter, but the majority of votes going to answers that were in place early in the timeline. </text:p>
      <text:p text:style-name="Standard"/>
      <text:p text:style-name="Standard">&lt;&lt;TypicalQuestionVoting, echo = FALSE, fig = TRUE&gt;&gt;= </text:p>
      <text:p text:style-name="Standard">qid&lt;-1064403 </text:p>
      <text:p text:style-name="Standard">p&lt;-votingplot(qid, gettldata(qid,15,5,F), getqdata(qid), F) </text:p>
      <text:p text:style-name="Standard">odfFigureCaption('Typical Question Voting Activity', numformat = '1', numlettersync = FALSE, formula='Illustration+1', label='Figure') </text:p>
      <text:p text:style-name="Standard">print(p) </text:p>
      <text:p text:style-name="Standard">@ </text:p>
      <text:p text:style-name="Standard"/>
      <text:p text:style-name="Standard">In the minority of cases where a new, high quality candidate answer is received that manages to attract community attention, we see a timeline as portrayed in figure xx below. Here, the question is quite specifically related to the "Project Euler" mathematical computing challenge and as such it might be argued that there would be a very focused, expert sub-community interested in the question.</text:p>
      <text:p text:style-name="Standard"/>
      <text:p text:style-name="Standard">&lt;&lt;PrefQuestion, echo = FALSE, fig = TRUE&gt;&gt;= </text:p>
      <text:p text:style-name="Standard">qid&lt;-295579 </text:p>
      <text:p text:style-name="Standard">p&lt;-stackplot(qid, gettldata(qid,100,6), getqdata(qid), F) </text:p>
      <text:p text:style-name="Standard">odfFigureCaption('New Preferred Answer Timeline (Answers receiving at least 6 votes)', numformat = '1', numlettersync = FALSE, formula='Illustration+1', label='Figure') </text:p>
      <text:p text:style-name="Standard">print(p) </text:p>
      <text:p text:style-name="Standard">@ </text:p>
      <text:p text:style-name="Standard"/>
      <text:p text:style-name="Standard">We see from subsequent voting on this question that the new answer received gradual upvotes over <text:soft-page-break/>time, promoting it up the ranking of answers according to vote tally (Fig xx)</text:p>
      <text:p text:style-name="Standard"/>
      <text:p text:style-name="Standard">&lt;&lt;PrefQuestionVoting, echo = FALSE, fig = TRUE&gt;&gt;= </text:p>
      <text:p text:style-name="Standard">qid&lt;-295579 </text:p>
      <text:p text:style-name="Standard">p&lt;-votingplot(qid, gettldata(qid,100,6,F), getqdata(qid), F) </text:p>
      <text:p text:style-name="Standard">odfFigureCaption('New Preferred Answer Voting (Answers receiving at least 6 votes)', numformat = '1', numlettersync = FALSE, formula='Illustration+1', label='Figure') </text:p>
      <text:p text:style-name="Standard">print(p) </text:p>
      <text:p text:style-name="Standard">#186264?</text:p>
      <text:p text:style-name="Standard">@ </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s xx, xx)</text:p>
      <text:p text:style-name="Standard"/>
      <text:p text:style-name="Standard">&lt;&lt;SlowBurnQuestion, echo = FALSE, fig = TRUE&gt;&gt;= </text:p>
      <text:p text:style-name="Standard">qid&lt;-325085 </text:p>
      <text:p text:style-name="Standard">p&lt;-stackplot(qid, gettldata(qid,0,5), getqdata(qid), F) </text:p>
      <text:p text:style-name="Standard">odfFigureCaption('Slow Burning Question', numformat = '1', numlettersync = FALSE, formula='Illustration+1', label='Figure') </text:p>
      <text:p text:style-name="Standard">print(p) </text:p>
      <text:p text:style-name="Standard">@ </text:p>
      <text:p text:style-name="Standard"/>
      <text:p text:style-name="Standard">&lt;&lt;SlowBurnQuestionVoting, echo = FALSE, fig = TRUE&gt;&gt;= </text:p>
      <text:p text:style-name="Standard">qid&lt;-325085 </text:p>
      <text:p text:style-name="Standard">p&lt;-votingplot(qid, gettldata(qid,0,5,F), getqdata(qid), F) </text:p>
      <text:p text:style-name="Standard">odfFigureCaption('Slow Burning Question Voting', numformat = '1', numlettersync = FALSE, formula='Illustration+1', label='Figure') </text:p>
      <text:p text:style-name="Standard">print(p) </text:p>
      <text:p text:style-name="Standard">@ </text:p>
      <text:p text:style-name="Standard"/>
      <text:p text:style-name="Standard">In some cases a new technical approach emerges in time which supercedes previously provided answers. We also see here a rise in question popularity, probably coupled with increased activity in the area - in that case of iOS development (iPhone apps).</text:p>
      <text:p text:style-name="Standard"/>
      <text:p text:style-name="Standard">&lt;&lt;NewTechQuestion, echo = FALSE, fig = TRUE&gt;&gt;= </text:p>
      <text:p text:style-name="Standard">qid&lt;-422066 </text:p>
      <text:p text:style-name="Standard">p&lt;-stackplot(qid, gettldata(qid), getqdata(qid), F) </text:p>
      <text:p text:style-name="Standard">odfFigureCaption('New Technology Question', numformat = '1', numlettersync = FALSE, formula='Illustration+1', label='Figure') </text:p>
      <text:p text:style-name="Standard">print(p) </text:p>
      <text:p text:style-name="Standard">@ </text:p>
      <text:p text:style-name="Standard"/>
      <text:p text:style-name="Standard">&lt;&lt;NewTechQuestionVotes, echo = FALSE, fig = TRUE&gt;&gt;= </text:p>
      <text:p text:style-name="Standard">qid&lt;-422066 </text:p>
      <text:p text:style-name="Standard">p&lt;-votingplot(qid, gettldata(qid,initcols=F), getqdata(qid), F) </text:p>
      <text:p text:style-name="Standard">odfFigureCaption('New Technology Question Voting', numformat = '1', numlettersync = FALSE, formula='Illustration+1', label='Figure') </text:p>
      <text:p text:style-name="Standard">print(p) </text:p>
      <text:p text:style-name="Standard">@ </text:p>
      <text:p text:style-name="Standard"><text:soft-page-break/></text:p>
      <text:h text:style-name="Heading_20_2" text:outline-level="2">Question and answer edits over time </text:h>
      <text:p text:style-name="Standard">Mean q diff overall = 0.92; 1.54 body edits; 35% of all, a diff = 0.94 ; 1.38 body edits; 20% of all</text:p>
      <text:p text:style-name="Standard"/>
      <text:p text:style-name="Standard">&lt;&lt;QuestionDiffsCor, echo = FALSE, results = xml&gt;&gt;= </text:p>
      <text:p text:style-name="Standard">cor&lt;-qdiffs.correlation()</text:p>
      <text:p text:style-name="Standard">odfFigureCaption('Correlation matrix of question edit features', numformat = '1', numlettersync = FALSE, formula='Table+1', label='Table') </text:p>
      <text:p text:style-name="Standard">odfTable(cor)</text:p>
      <text:p text:style-name="Standard">@ </text:p>
      <text:p text:style-name="Standard"/>
      <text:p text:style-name="Standard">&lt;&lt;AnswerDiffsCor, echo = FALSE, results = xml &gt;&gt;= </text:p>
      <text:p text:style-name="Standard">cor&lt;-adiffs.correlation()</text:p>
      <text:p text:style-name="Standard">odfFigureCaption('Correlation matrix of answer edit features', numformat = '1', numlettersync = FALSE, formula='Table+1', label='Table') </text:p>
      <text:p text:style-name="Standard">odfTable(cor)</text:p>
      <text:p text:style-name="Standard">@ </text:p>
      <text:p text:style-name="Standard"/>
      <text:p text:style-name="Standard">&lt;&lt;DiffsPlot, echo = FALSE, fig = TRUE&gt;&gt;= </text:p>
      <text:p text:style-name="Standard">p&lt;-diffs.linefreq()</text:p>
      <text:p text:style-name="Standard">odfFigureCaption('Question(solid line) and answer (dashed line) diffs for posts with 2 or more edits', numformat = '1', numlettersync = FALSE, formula='Illustration+1', label='Figure') </text:p>
      <text:p text:style-name="Standard">print(p) </text:p>
      <text:p text:style-name="Standard">@ </text:p>
      <text:p text:style-name="Standard"/>
      <text:p text:style-name="Standard">&lt;&lt;DiffsTimePlot, echo = FALSE, fig = TRUE&gt;&gt;= </text:p>
      <text:p text:style-name="Standard">p&lt;-diffs.timefreq()</text:p>
      <text:p text:style-name="Standard">odfFigureCaption('Question(solid line) and answer (dashed line) editing period for posts with 2 or more edits', numformat = '1', numlettersync = FALSE, formula='Illustration+1', label='Figure') </text:p>
      <text:p text:style-name="Standard">print(p) </text:p>
      <text:p text:style-name="Standard">@ </text:p>
      <text:p text:style-name="Standard"/>
      <text:h text:style-name="Heading_20_2" text:outline-level="2">Evolution of moderation </text:h>
      <text:p text:style-name="P2">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2"/>
      <text:p text:style-name="P2">We see from a comparison of duplicate closure votes over time, that this is in fact increasing with the accumulation of questions, indicating that policies to encourage the identification of duplicates are meeting some success (Figure xx). </text:p>
      <text:p text:style-name="P1"/>
      <text:p text:style-name="Standard">&lt;&lt;ClosureDupeMods, echo = FALSE, fig = TRUE&gt;&gt;= </text:p>
      <text:p text:style-name="Standard">p&lt;-dupeclosuresbyperiod() <text:s/></text:p>
      <text:p text:style-name="Standard">odfFigureCaption('Questions closed as duplicates as a percentage of total questions', numformat = '1', numlettersync = FALSE, formula='Illustration+1', label='Figure') </text:p>
      <text:p text:style-name="Standard">print(p)</text:p>
      <text:p text:style-name="Standard">@ </text:p>
      <text:p text:style-name="Standard"><text:soft-page-break/></text:p>
      <text:p text:style-name="Standard">&lt;&lt;ClosureOffTopicMods, echo = FALSE, fig = TRUE&gt;&gt;= </text:p>
      <text:p text:style-name="Standard">p&lt;-offtopicclosuresbyperiod() <text:s/></text:p>
      <text:p text:style-name="Standard">odfFigureCaption('Questions closed as off topic as a percentage of total questions', numformat = '1', numlettersync = FALSE, formula='Illustration+1', label='Figure') </text:p>
      <text:p text:style-name="Standard">print(p)</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10-01T22:14:18</dc:date>
    <dc:creator>Paul Matthews</dc:creator>
    <meta:editing-duration>PT2H32M43S</meta:editing-duration>
    <meta:editing-cycles>47</meta:editing-cycles>
    <meta:generator>LibreOffice/3.5$Linux_x86 LibreOffice_project/350m1$Build-2</meta:generator>
    <meta:document-statistic meta:table-count="0" meta:image-count="0" meta:object-count="0" meta:page-count="5" meta:paragraph-count="118" meta:word-count="1261" meta:character-count="9341" meta:non-whitespace-character-count="8094"/>
  </office:meta>
</office:document-meta>
</file>